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0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4" office:value-type="string" calcext:value-type="string">
            <text:p>Name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4" office:value-type="string" calcext:value-type="string">
            <text:p>Action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djudicator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ffliction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lly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ngel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rms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rr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s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ssassi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ttac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ttack Reac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ur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x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a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oo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rut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he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la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lu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onstruc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agg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fense Reac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raconic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rag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art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lementa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quipme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Flai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e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eneric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uardia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u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amm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a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ro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c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llusioni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nsta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nvoca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te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dmar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eg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gh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ghtnin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ut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chanologi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nto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rcha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inj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Off-Han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Or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isto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laceholder Ca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ang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esourc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oc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oya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uneblad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cept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cyth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had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hapeshift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ta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wo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oke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rap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arrio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eap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iza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Youn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1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2H</text:p>
          </table:table-cell>
          <table:table-cell table:number-columns-repeated="1023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3">00/00/0000</text:date>, <text:time style:data-style-name="N2" text:time-value="22:34:24.6666093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23T22:35:00.297986400</dc:date>
    <meta:editing-duration>PT28M1S</meta:editing-duration>
    <meta:editing-cycles>30</meta:editing-cycles>
    <meta:generator>LibreOffice/7.2.5.2$MacOSX_X86_64 LibreOffice_project/499f9727c189e6ef3471021d6132d4c694f357e5</meta:generator>
    <meta:document-statistic meta:table-count="1" meta:cell-count="75" meta:object-count="0"/>
  </office:meta>
</office:document-meta>
</file>